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bca0" officeooo:paragraph-rsid="0004bca0"/>
    </style:style>
    <style:style style:name="P2" style:family="paragraph" style:parent-style-name="Standard">
      <style:text-properties officeooo:rsid="0004bca0" officeooo:paragraph-rsid="00079b95"/>
    </style:style>
    <style:style style:name="P3" style:family="paragraph" style:parent-style-name="Standard">
      <style:text-properties officeooo:rsid="00079b95" officeooo:paragraph-rsid="00079b95"/>
    </style:style>
    <style:style style:name="P4" style:family="paragraph" style:parent-style-name="Standard">
      <style:text-properties officeooo:rsid="0004bca0" officeooo:paragraph-rsid="0004bca0"/>
    </style:style>
    <style:style style:name="P5" style:family="paragraph" style:parent-style-name="Standard">
      <style:text-properties fo:font-weight="bold" officeooo:rsid="00084363" officeooo:paragraph-rsid="00084363" style:font-weight-asian="bold" style:font-weight-complex="bold"/>
    </style:style>
    <style:style style:name="P6" style:family="paragraph" style:parent-style-name="Standard">
      <style:text-properties fo:font-size="20pt" officeooo:rsid="0004bca0" officeooo:paragraph-rsid="0004bca0" style:font-size-asian="20pt" style:font-size-complex="20pt"/>
    </style:style>
    <style:style style:name="P7" style:family="paragraph" style:parent-style-name="Standard">
      <style:paragraph-properties fo:margin-left="1.251cm" fo:margin-right="0cm" fo:text-indent="0cm" style:auto-text-indent="false"/>
      <style:text-properties officeooo:paragraph-rsid="00079b95"/>
    </style:style>
    <style:style style:name="T1" style:family="text">
      <style:text-properties officeooo:rsid="00061e53"/>
    </style:style>
    <style:style style:name="T2" style:family="text">
      <style:text-properties officeooo:rsid="00079b95"/>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oogle News</text:p>
      <text:p text:style-name="P1"/>
      <text:p text:style-name="P5">1. Fondation de Google News suite aux attaques du 11 septembre</text:p>
      <text:p text:style-name="P1"/>
      <text:p text:style-name="P1">Google News a été fondé en 2001 peu de temps après les attaques du 11 septembre. </text:p>
      <text:p text:style-name="P1">Le 11 septembre 2001, lorsque les avions dont s’étaient emparés les terroristes se sont crashés sur les tours du World Trade Center et le Pentagone, cela a créé en même temps qu’une immense commotion dans le pays, une ruée instantanée des internautes vers les sites de presse pour savoir ce qui s’était réellement passé. L’ingénieur Krishna B<text:span text:style-name="T1">h</text:span>arat qui a tenté comme les autres d’accéder à différents sites de presse a constaté qu’il était impossible d’obtenir des nouvelles très récentes en tapant sa requête depuis Google. Il a alors eu l’idée de créer un service qui permettrait depuis Google de trouver les pages les plus récentes d’une grande diversité de médias, depuis les éditeurs nationaux les plus influents jusqu’aux magazines à lectorat plus confidentiels, en incluant des pure players et des sites d’information tenus par des particuliers. </text:p>
      <text:p text:style-name="P1">Google News est né peu après. Le principe est d’indexer les pages de ces différents médias pour permettre à l’utilisateur d’accéder rapidement à de l’information sur un fait récent. </text:p>
      <text:p text:style-name="P1"/>
      <text:p text:style-name="P5">2. Le deal avec les éditeurs</text:p>
      <text:p text:style-name="P1"/>
      <text:p text:style-name="P1">Cela a suscité assez vite un engouement fort dans le public et des revenus publicitaires conséquents dont les médias de presse ont assez vite demandé leur part. </text:p>
      <text:p text:style-name="P2">Négociant avec Google en agitant la menace de procès, ils ont réussi peu à peu à obtenir un peu de cette manne publicitaire. <text:s/></text:p>
      <text:p text:style-name="P3">L’un des plus ardents opposants à Google News à ses débuts est devenu aujourd’hui un partenaire commercial de premier plan suite à une négociation qui a eu lieu en 2007 et a servi de modèle pour des négociations ultérieures avec d’autres organismes produisant des dépêches.</text:p>
      <text:p text:style-name="P3"/>
      <text:p text:style-name="P7"><text:span text:style-name="T2">« Un cas particulier est celui de l’AFP qui n’est pas un éditeur de la presse à proprement parler et qui, à l’inverse des acteurs précédemment mentionnés, n’a pas </text:span><text:span text:style-name="Emphasis"><text:span text:style-name="T2">a priori</text:span></text:span><text:span text:style-name="T2"> de vocation à toucher directement le grand public. Au fil du temps, l’AFP est passée du statut d’opposant affirmé de Google à celui de partenaire privilégié » (Nikos Smyrnaios, Franck Rebillard, </text:span><text:span text:style-name="T3">L’actualité selon Google L’emprise du principal moteur de recherche sur l’information en ligne</text:span> - <text:span text:style-name="T2">CAIRN) </text:span></text:p>
      <text:p text:style-name="P3"/>
      <text:p text:style-name="P2">mais ces accords entérinés avec le géant du numérique ont aussi eu pour corollaire de réduire la diversité de l’offre médiatique disponible à travers Google News à quelques acteurs qui étaient en mesure de négocier avec Google, c’est à dire aux journaux qui disposaient déjà d’une position dominante dans la sphère médiatique. </text:p>
      <text:p text:style-name="P1"/>
      <text:p text:style-name="P1"><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0T18:23:58.204000000</meta:creation-date>
    <dc:date>2021-10-07T09:53:31.249000000</dc:date>
    <meta:editing-duration>PT38M24S</meta:editing-duration>
    <meta:editing-cycles>4</meta:editing-cycles>
    <meta:generator>LibreOffice/7.1.6.2$Windows_X86_64 LibreOffice_project/0e133318fcee89abacd6a7d077e292f1145735c3</meta:generator>
    <meta:document-statistic meta:table-count="0" meta:image-count="0" meta:object-count="0" meta:page-count="1" meta:paragraph-count="12" meta:word-count="424" meta:character-count="2575" meta:non-whitespace-character-count="2153"/>
  </office:meta>
</office:document-meta>
</file>